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presentation="urn:oasis:names:tc:opendocument:xmlns:presentation:1.0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0.66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ewresults" table:style-name="ta1">
        <table:shapes>
          <draw:frame draw:z-index="0" draw:style-name="gr1" draw:text-style-name="P1" svg:width="15.99cm" svg:height="9.004cm" svg:x="5.284cm" svg:y="0cm">
            <draw:object draw:notify-on-update-of-ranges="newresults.B1:newresults.B1 newresults.B2:newresults.B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sec/op</text:p>
          </table:table-cell>
          <table:table-cell office:value-type="string" calcext:value-type="string">
            <text:p>C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.944271952" calcext:value-type="float">
            <text:p>36.94427195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.804275348" calcext:value-type="float">
            <text:p>24.80427534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.470070691" calcext:value-type="float">
            <text:p>20.47007069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.105808385" calcext:value-type="float">
            <text:p>18.10580838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.795755722" calcext:value-type="float">
            <text:p>16.79575572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.298967321" calcext:value-type="float">
            <text:p>15.29896732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.550385855" calcext:value-type="float">
            <text:p>14.55038585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792591658" calcext:value-type="float">
            <text:p>13.79259165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.976552158" calcext:value-type="float">
            <text:p>12.97655215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42248337" calcext:value-type="float">
            <text:p>12.4224833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.813150138" calcext:value-type="float">
            <text:p>11.81315013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.569787942" calcext:value-type="float">
            <text:p>11.56978794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.16409698" calcext:value-type="float">
            <text:p>11.1640969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.75427628" calcext:value-type="float">
            <text:p>10.7542762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.518871897" calcext:value-type="float">
            <text:p>10.51887189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180219717" calcext:value-type="float">
            <text:p>10.18021971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roid Sans Fallback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3-11-23T21:48:07.538279254</dc:date>
    <meta:editing-duration>PT25M6S</meta:editing-duration>
    <meta:editing-cycles>1</meta:editing-cycles>
    <meta:document-statistic meta:table-count="1" meta:cell-count="34" meta:object-count="1"/>
    <meta:generator>LibreOffice/6.4.7.2$Linux_X86_64 LibreOffice_project/40$Build-2</meta:generator>
  </office:meta>
</office:document-meta>
</file>

<file path=Object 1/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chartooo="http://openoffice.org/2010/chart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line" chart:style-name="ch1">
        <chart:title svg:x="5.597cm" svg:y="0.316cm" chart:style-name="ch2">
          <text:p>Parallel Implementation</text:p>
        </chart:title>
        <chart:subtitle svg:x="4.009cm" svg:y="1.275cm" chart:style-name="ch3">
          <text:p>Benchmarking 1000 turns of a 512x512 board</text:p>
        </chart:subtitle>
        <chart:legend chart:legend-position="end" svg:x="13.615cm" svg:y="4.203cm" style:legend-expansion="high" chart:style-name="ch4"/>
        <chart:plot-area chart:style-name="ch5" table:cell-range-address="newresults.B1:newresults.B17" chart:data-source-has-labels="row" svg:x="1.33cm" svg:y="2.138cm" svg:width="11.966cm" svg:height="5.706cm">
          <chartooo:coordinate-region svg:x="1.951cm" svg:y="2.337cm" svg:width="11.158cm" svg:height="4.86cm"/>
          <chart:axis chart:dimension="x" chart:name="primary-x" chart:style-name="ch6">
            <chart:title svg:x="5.893cm" svg:y="8.024cm" chart:style-name="ch7">
              <text:p>Number of workers</text:p>
            </chart:title>
          </chart:axis>
          <chart:axis chart:dimension="y" chart:name="primary-y" chart:style-name="ch6">
            <chart:title svg:x="0.451cm" svg:y="6.133cm" chart:style-name="ch8">
              <text:p>s/per operation</text:p>
            </chart:title>
            <chart:grid chart:style-name="ch9" chart:class="major"/>
          </chart:axis>
          <chart:series chart:style-name="ch10" chart:values-cell-range-address="newresults.B2:newresults.B17" chart:label-cell-address="newresults.B1:newresults.B1" chart:class="chart:line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c/op</text:p>
                <draw:g>
                  <svg:desc>newresults.B1:newresult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.944271952">
                <text:p>36.944271952</text:p>
                <draw:g>
                  <svg:desc>newresults.B2:newresults.B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.804275348">
                <text:p>24.8042753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470070691">
                <text:p>20.4700706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.105808385">
                <text:p>18.1058083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795755722">
                <text:p>16.7957557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298967321">
                <text:p>15.2989673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.550385855">
                <text:p>14.5503858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.792591658">
                <text:p>13.7925916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976552158">
                <text:p>12.9765521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42248337">
                <text:p>12.422483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.813150138">
                <text:p>11.8131501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569787942">
                <text:p>11.5697879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16409698">
                <text:p>11.164096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75427628">
                <text:p>10.754276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518871897">
                <text:p>10.5188718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180219717">
                <text:p>10.1802197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style="urn:oasis:names:tc:opendocument:xmlns:style:1.0" xmlns:fo="urn:oasis:names:tc:opendocument:xmlns:xsl-fo-compatible:1.0" xmlns:oooc="http://openoffice.org/2004/calc" xmlns:dc="http://purl.org/dc/elements/1.1/" xmlns:office="urn:oasis:names:tc:opendocument:xmlns:office:1.0" xmlns:xlink="http://www.w3.org/1999/xlink" xmlns:ooo="http://openoffice.org/2004/office" xmlns:table="urn:oasis:names:tc:opendocument:xmlns:tab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tyles/>
</office:document-styles>
</file>